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ＭＳ Ｐゴシック" svg:font-family="'ＭＳ Ｐゴシック'"/>
    <style:font-face style:name="MS Gothic" svg:font-family="'MS Gothic'" style:font-family-generic="modern"/>
    <style:font-face style:name="ＭＳ ゴシック" svg:font-family="'ＭＳ ゴシック'" style:font-family-generic="modern"/>
    <style:font-face style:name="ＭＳ Ｐゴシック1" svg:font-family="'ＭＳ Ｐゴシック'" style:font-family-generic="modern"/>
    <style:font-face style:name="F" svg:font-family="" style:font-family-generic="roman"/>
    <style:font-face style:name="Tahoma" svg:font-family="Tahoma" style:font-family-generic="swiss"/>
    <style:font-face style:name="Tahoma1" svg:font-family="Tahoma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35mm"/>
    </style:style>
    <style:style style:name="co2" style:family="table-column">
      <style:table-column-properties fo:break-before="auto" style:column-width="30.64mm"/>
    </style:style>
    <style:style style:name="co3" style:family="table-column">
      <style:table-column-properties fo:break-before="auto" style:column-width="32.24mm"/>
    </style:style>
    <style:style style:name="co4" style:family="table-column">
      <style:table-column-properties fo:break-before="auto" style:column-width="69.89mm"/>
    </style:style>
    <style:style style:name="co5" style:family="table-column">
      <style:table-column-properties fo:break-before="auto" style:column-width="51.33mm"/>
    </style:style>
    <style:style style:name="co6" style:family="table-column">
      <style:table-column-properties fo:break-before="auto" style:column-width="44.08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33.87mm"/>
    </style:style>
    <style:style style:name="co9" style:family="table-column">
      <style:table-column-properties fo:break-before="auto" style:column-width="38.96mm"/>
    </style:style>
    <style:style style:name="co10" style:family="table-column">
      <style:table-column-properties fo:break-before="auto" style:column-width="90.58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50.78mm"/>
    </style:style>
    <style:style style:name="co13" style:family="table-column">
      <style:table-column-properties fo:break-before="auto" style:column-width="39.78mm"/>
    </style:style>
    <style:style style:name="co14" style:family="table-column">
      <style:table-column-properties fo:break-before="auto" style:column-width="37.09mm"/>
    </style:style>
    <style:style style:name="co15" style:family="table-column">
      <style:table-column-properties fo:break-before="auto" style:column-width="38.7mm"/>
    </style:style>
    <style:style style:name="co16" style:family="table-column">
      <style:table-column-properties fo:break-before="auto" style:column-width="49.18mm"/>
    </style:style>
    <style:style style:name="co17" style:family="table-column">
      <style:table-column-properties fo:break-before="auto" style:column-width="40.5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2mm" fo:break-before="auto" style:use-optimal-row-height="true"/>
    </style:style>
    <style:style style:name="ro11" style:family="table-row">
      <style:table-row-properties style:row-height="10.05mm" fo:break-before="auto" style:use-optimal-row-height="true"/>
    </style:style>
    <style:style style:name="ro12" style:family="table-row">
      <style:table-row-properties style:row-height="4.23mm" fo:break-before="auto" style:use-optimal-row-height="false"/>
    </style:style>
    <style:style style:name="ro13" style:family="table-row">
      <style:table-row-properties style:row-height="19.47mm" fo:break-before="auto" style:use-optimal-row-height="true"/>
    </style:style>
    <style:style style:name="ro14" style:family="table-row">
      <style:table-row-properties style:row-height="22.49mm" fo:break-before="auto" style:use-optimal-row-height="false"/>
    </style:style>
    <style:style style:name="ro15" style:family="table-row">
      <style:table-row-properties style:row-height="19.58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4.76mm" fo:break-before="auto" style:use-optimal-row-height="tru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Export_20_all_20_carrier_20_choices">
      <style:table-properties table:display="true" style:writing-mode="lr-tb"/>
    </style:style>
    <style:style style:name="ta3" style:family="table" style:master-page-name="PageStyle_5f_Test_20_Repo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style:rotation-align="none"/>
      <style:text-properties fo:color="#9933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9933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20121">
      <style:table-cell-properties fo:border-bottom="0.06pt solid #000000" fo:background-color="#000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20121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20121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20121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012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010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010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010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010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Normal_5f_Sheet1_5f_Vanco_5f_CR022a1_5f_TestCase_5f_v0.1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name-asian="Ubuntu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0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name-asian="Ubuntu" style:font-size-asian="12pt" style:font-style-asian="normal" style:font-weight-asian="bold" style:font-name-complex="Tahoma" style:font-size-complex="12pt" style:font-style-complex="normal" style:font-weight-complex="bold"/>
    </style:style>
    <style:style style:name="ce41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name-asian="Ubuntu" style:font-size-asian="12pt" style:font-style-asian="normal" style:font-weight-asian="bold" style:font-name-complex="Tahoma" style:font-size-complex="12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name-asian="Ubuntu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Normal_5f_Sheet1_5f_Vanco_5f_CR022a1_5f_TestCase_5f_v0.1">
      <style:table-cell-properties fo:border-bottom="0.74pt solid #000000" fo:background-color="#00336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6" style:family="table-cell" style:parent-style-name="Normal_5f_Sheet1_5f_Vanco_5f_CR022a1_5f_TestCase_5f_v0.1">
      <style:table-cell-properties fo:background-color="#00336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9933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8" style:family="table-cell" style:parent-style-name="Normal_5f_Sheet1_5f_Vanco_5f_CR022a1_5f_TestCase_5f_v0.1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9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0" style:family="table-cell" style:parent-style-name="Normal_5f_Sheet1_5f_Vanco_5f_CR022a1_5f_TestCase_5f_v0.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name-asian="ＭＳ Ｐゴシック" style:font-size-asian="12pt" style:font-style-asian="normal" style:font-weight-asian="bold" style:font-name-complex="Tahoma" style:font-size-complex="12pt" style:font-style-complex="normal" style:font-weight-complex="bold"/>
    </style:style>
    <style:style style:name="ce51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2" style:family="table-cell" style:parent-style-name="Default">
      <style:text-properties style:font-name="Ubuntu" fo:font-size="12pt" style:font-size-asian="12pt" style:font-size-complex="12pt"/>
    </style:style>
    <style:style style:name="ce53" style:family="table-cell" style:parent-style-name="Default">
      <style:table-cell-properties fo:border-bottom="1.76pt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5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6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7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0" style:family="table-cell" style:parent-style-name="Normal_5f_Sheet1_5f_Vanco_5f_CR022a1_5f_TestCase_5f_v0.1">
      <style:table-cell-properties fo:border-bottom="0.74pt solid #000000" fo:background-color="#0033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1" style:family="table-cell" style:parent-style-name="Normal_5f_Sheet1_5f_Vanco_5f_CR022a1_5f_TestCase_5f_v0.1">
      <style:table-cell-properties fo:background-color="#00336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99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3" style:family="table-cell" style:parent-style-name="Normal_5f_Sheet1_5f_Vanco_5f_CR022a1_5f_TestCase_5f_v0.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Ubuntu" fo:font-size="12pt" style:font-size-asian="12pt" style:font-size-complex="12pt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9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0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1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language="none" fo:country="none" fo:font-style="normal" fo:text-shadow="none" style:text-underline-style="none" fo:font-weight="normal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/>
    </style:style>
    <style:style style:name="ce75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6" style:family="table-cell" style:parent-style-name="Normal_5f_Sheet1_5f_Vanco_5f_CR022a1_5f_TestCase_5f_v0.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8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name-asian="Ubuntu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9" style:family="table-cell" style:parent-style-name="Normal_5f_Sheet1_5f_Vanco_5f_CR022a1_5f_TestCase_5f_v0.1">
      <style:table-cell-properties fo:border-bottom="0.74pt solid #000000" fo:background-color="#003366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1" style:family="table-cell" style:parent-style-name="Normal_5f_Sheet1_5f_Vanco_5f_CR022a1_5f_TestCase_5f_v0.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5" style:family="table-cell" style:parent-style-name="Normal_5f_Sheet1_5f_Vanco_5f_CR022a1_5f_TestCase_5f_v0.1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_5f_Vanco_5f_CR022a1_5f_TestCase_5f_v0.1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Normal_5f_Sheet1_5f_Vanco_5f_CR022a1_5f_TestCase_5f_v0.1">
      <style:table-cell-properties fo:background-color="#003366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0" style:family="table-cell" style:parent-style-name="Normal_5f_Sheet1_5f_Vanco_5f_CR022a1_5f_TestCase_5f_v0.1">
      <style:table-cell-properties fo:border-bottom="0.74pt solid #000000" fo:background-color="#00336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2" style:family="table-cell" style:parent-style-name="Normal_5f_Sheet1_5f_Vanco_5f_CR022a1_5f_TestCase_5f_v0.1">
      <style:table-cell-properties fo:border-bottom="none" fo:background-color="#003366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3" style:family="table-cell" style:parent-style-name="Normal_5f_Sheet1_5f_Vanco_5f_CR022a1_5f_TestCase_5f_v0.1">
      <style:table-cell-properties fo:border-bottom="0.74pt solid #000000" fo:background-color="#003366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Normal_5f_Sheet1_5f_Vanco_5f_CR022a1_5f_TestCase_5f_v0.1">
      <style:table-cell-properties fo:border-bottom="0.74pt solid #000000" fo:background-color="#003366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3" style:family="table-cell" style:parent-style-name="Normal_5f_Sheet1_5f_Vanco_5f_CR022a1_5f_TestCase_5f_v0.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74pt solid #000000" style:rotation-align="none"/>
      <style:text-properties style:font-name="Ubuntu" fo:font-size="12pt" style:font-size-asian="12pt" style:font-size-complex="12pt"/>
    </style:style>
    <style:style style:name="ce105" style:family="table-cell" style:parent-style-name="Default">
      <style:table-cell-properties style:diagonal-bl-tr="none" style:diagonal-tl-br="none" fo:border="0.74pt solid #000000" style:rotation-align="none"/>
    </style:style>
    <style:style style:name="ce10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Normal_5f_Functional_20_Test_20_Case_20_v1.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Functional_20_Test_20_Case_20_v1.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fo:border-bottom="0.74pt solid #000000" fo:background-color="#000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Functional_20_Test_20_Case_20_v1.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000080" style:diagonal-bl-tr="none" style:diagonal-tl-br="none" fo:border-left="0.06pt solid #000000" fo:border-right="0.06pt solid #000000" style:rotation-align="none" fo:border-top="0.06pt solid #000000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 style:data-style-name="N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Functional_20_Test_20_Case_20_v1.0" style:data-style-name="N2012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ＭＳ Ｐゴシック" fo:font-size="10pt" fo:font-weight="bold" style:text-underline-style="none" style:text-underline-color="font-color" style:text-line-through-type="none" fo:font-style="normal" style:text-outline="false" fo:text-shadow="none" style:text-position="0% 100%" style:font-name-asian="ＭＳ Ｐゴシック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MS Gothic" fo:font-size="10pt" fo:font-weight="bold" style:text-underline-style="none" style:text-underline-color="font-color" style:text-line-through-type="none" fo:font-style="normal" style:text-outline="false" fo:text-shadow="none" style:text-position="0% 100%" style:font-name-asian="MS Gothic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font-name="Ubuntu" fo:color="#000000"/>
    </style:style>
    <style:style style:name="T4" style:family="text">
      <style:text-properties style:font-name="Ubuntu" fo:color="#000000" fo:font-size="12pt" style:font-name-asian="Monospace" style:font-name-complex="Monospace" style:font-size-asian="12pt" style:font-size-complex="12pt"/>
    </style:style>
    <style:style style:name="T5" style:family="text">
      <style:text-properties style:font-name-asian="ＭＳ Ｐゴシック" style:font-size-asian="12pt" style:font-name="Ubuntu" fo:font-weight="normal" style:text-underline-style="none" style:text-underline-color="font-color" style:text-line-through-type="none" fo:font-style="normal" style:text-outline="false" fo:text-shadow="none" style:text-line-through-mode="continuous" fo:language="es" fo:country="VE" style:language-asian="zh" style:country-asian="CN" fo:color="#000000" style:language-complex="hi" style:country-complex="IN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complex="12pt"/>
    </style:style>
    <style:style style:name="T6" style:family="text">
      <style:text-properties style:font-size-asian="12pt" style:font-size-complex="12pt" style:font-name="Ubuntu" style:font-name-asian="ＭＳ Ｐゴシック" style:font-relief="none" style:text-emphasize="none" style:font-style-complex="normal" style:font-style-asian="normal" style:font-weight-complex="normal" style:font-weight-asian="normal" style:font-name-complex="Tahoma" style:language-complex="hi" style:country-complex="IN" fo:language="es" fo:country="V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fo:font-size="12pt" fo:color="#000000"/>
    </style:style>
    <style:style style:name="T7" style:family="text">
      <style:text-properties style:font-size-asian="12pt" style:font-size-complex="12pt" style:font-name="Ubuntu" style:font-relief="none" style:text-emphasize="none" style:font-style-complex="normal" style:font-style-asian="normal" style:font-weight-complex="normal" style:font-weight-asian="normal" style:language-complex="hi" style:country-complex="IN" fo:language="es" fo:country="V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fo:font-size="12pt" fo:color="#000000" style:font-name-complex="Monospace" style:font-name-asian="Monospace"/>
    </style:style>
    <style:style style:name="T8" style:family="text">
      <style:text-properties fo:font-weight="normal" style:font-size-asian="12pt" style:font-relief="none" style:font-weight-complex="normal" style:font-name-complex="Tahoma" style:language-complex="hi" style:country-complex="IN" fo:language="es" fo:country="VE" fo:text-shadow="none" fo:font-style="normal" style:text-underline-style="none" style:text-underline-color="font-color" style:font-style-complex="normal" style:font-name="Ubuntu" fo:color="#000000" style:text-line-through-type="none" style:text-outline="false" style:text-line-through-mode="continuous" style:language-asian="zh" style:country-asian="CN" style:font-name-asian="ＭＳ Ｐゴシック" style:font-weight-asian="normal" style:font-style-asian="normal" style:text-emphasize="none" style:text-overline-style="none" style:text-overline-color="font-color" fo:font-size="12pt" style:font-size-complex="12pt"/>
    </style:style>
    <style:style style:name="T9" style:family="text">
      <style:text-properties style:font-size-asian="12pt" style:font-name="Ubuntu" fo:font-size="12pt" style:font-size-complex="12pt"/>
    </style:style>
    <style:style style:name="T10" style:family="text">
      <style:text-properties style:font-style-complex="normal" style:font-size-complex="12pt" fo:font-size="12pt" style:font-relief="none" style:font-weight-complex="normal" style:font-name-complex="Tahoma" style:language-complex="hi" style:country-complex="IN" fo:language="es" fo:country="VE" fo:text-shadow="none" fo:font-style="normal" style:text-underline-style="none" style:text-underline-color="font-color" fo:color="#000000" style:text-overline-style="none" style:text-overline-color="font-color" fo:font-weight="normal" style:text-line-through-type="none" style:text-outline="false" style:text-line-through-mode="continuous" style:language-asian="zh" style:country-asian="CN" style:font-name-asian="ＭＳ Ｐゴシック" style:font-weight-asian="normal" style:font-style-asian="normal" style:text-emphasize="none" style:font-size-asian="12pt" style:font-name="Ubuntu"/>
    </style:style>
    <style:style style:name="T11" style:family="text">
      <style:text-properties style:font-style-complex="normal" style:font-size-complex="12pt" style:text-emphasize="none" style:text-overline-style="none" style:text-overline-color="font-color" style:font-weight-complex="normal" style:font-name-complex="Tahoma" style:language-complex="hi" style:country-complex="IN" fo:language="es" fo:country="VE" fo:text-shadow="none" fo:font-style="normal" style:text-underline-style="none" style:text-underline-color="font-color" fo:color="#000000" fo:font-size="12pt" fo:font-weight="normal" style:text-line-through-type="none" style:text-outline="false" style:text-line-through-mode="continuous" style:language-asian="zh" style:country-asian="CN" style:font-name-asian="ＭＳ Ｐゴシック" style:font-weight-asian="normal" style:font-style-asian="normal" style:font-relief="none" style:font-size-asian="12pt" style:font-name="Ubuntu"/>
    </style:style>
    <style:style style:name="T12" style:family="text">
      <style:text-properties style:font-size-complex="12pt" fo:font-size="12pt" style:font-size-asian="12pt" style:font-name="Ubuntu"/>
    </style:style>
    <style:style style:name="T13" style:family="text">
      <style:text-properties fo:color="#000000" style:font-size-asian="12pt" style:font-name="Ubuntu" style:font-relief="none" style:font-weight-complex="normal" style:font-name-complex="Tahoma" style:language-complex="hi" style:country-complex="IN" fo:language="es" fo:country="VE" fo:text-shadow="none" fo:font-style="normal" style:text-underline-style="none" style:text-underline-color="font-color" style:font-style-complex="normal" style:text-overline-style="none" style:text-overline-color="font-color" fo:font-weight="normal" style:text-line-through-type="none" style:text-outline="false" style:text-line-through-mode="continuous" style:language-asian="zh" style:country-asian="CN" style:font-name-asian="ＭＳ Ｐゴシック" style:font-weight-asian="normal" style:font-style-asian="normal" style:text-emphasize="none" fo:font-size="12pt" style:font-size-complex="12pt"/>
    </style:style>
    <style:style style:name="T14" style:family="text">
      <style:text-properties style:font-style-complex="normal" style:font-size-complex="12pt" style:font-relief="none" style:text-emphasize="none" style:font-style-asian="normal" style:font-weight-asian="normal" style:font-name-asian="ＭＳ Ｐゴシック" style:language-asian="zh" style:country-asian="CN" style:text-line-through-mode="continuous" style:text-outline="false" style:text-line-through-type="none" fo:font-weight="normal" fo:font-size="12pt" fo:color="#000000" style:text-underline-style="none" style:text-underline-color="font-color" fo:font-style="normal" fo:text-shadow="none" fo:language="es" fo:country="VE" style:language-complex="hi" style:country-complex="IN" style:font-name-complex="Tahoma" style:font-weight-complex="normal" style:text-overline-style="none" style:text-overline-color="font-color" style:font-size-asian="12pt" style:font-name="Ubuntu"/>
    </style:style>
    <style:style style:name="T15" style:family="text">
      <style:text-properties fo:font-weight="normal" style:font-size-complex="12pt" style:font-relief="none" style:font-weight-complex="normal" style:font-name-complex="Tahoma" style:language-complex="hi" style:country-complex="IN" fo:language="es" fo:country="VE" fo:text-shadow="none" fo:font-style="normal" style:text-underline-style="none" style:text-underline-color="font-color" fo:color="#000000" style:font-style-complex="normal" fo:font-size="12pt" style:text-line-through-type="none" style:text-outline="false" style:text-line-through-mode="continuous" style:language-asian="zh" style:country-asian="CN" style:font-name-asian="ＭＳ Ｐゴシック" style:font-weight-asian="normal" style:font-style-asian="normal" style:text-emphasize="none" style:text-overline-style="none" style:text-overline-color="font-color" style:font-size-asian="12pt" style:font-name="Ubuntu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e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6" table:default-cell-style-name="ce2"/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TEST CASE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Version:</text:p>
          </table:table-cell>
          <table:table-cell table:style-name="ce16" office:value-type="float" office:value="1.2" calcext:value-type="float">
            <text:p>1,2</text:p>
          </table:table-cell>
          <table:table-cell table:style-name="ce18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Issue date:</text:p>
          </table:table-cell>
          <table:table-cell table:style-name="ce17" office:value-type="string" calcext:value-type="string">
            <text:p>31/07/2007</text:p>
          </table:table-cell>
          <table:table-cell table:style-name="ce17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3"/>
          <table:table-cell table:style-name="ce8"/>
          <table:table-cell table:style-name="ce18" table:number-columns-repeated="2"/>
          <table:table-cell table:style-name="ce3" table:number-columns-repeated="3"/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Project Name:</text:p>
          </table:table-cell>
          <table:table-cell table:style-name="ce19" office:value-type="string" calcext:value-type="string" table:number-columns-spanned="3" table:number-rows-spanned="1">
            <text:p>Sameple project</text:p>
          </table:table-cell>
          <table:covered-table-cell table:style-name="ce24"/>
          <table:covered-table-cell table:style-name="ce19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Project Code:</text:p>
          </table:table-cell>
          <table:table-cell table:style-name="ce19" office:value-type="string" calcext:value-type="string" table:number-columns-spanned="3" table:number-rows-spanned="1">
            <text:p>UTEHY-SE01</text:p>
          </table:table-cell>
          <table:covered-table-cell table:style-name="ce24"/>
          <table:covered-table-cell table:style-name="ce19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/>
          <table:table-cell table:style-name="ce9" table:number-columns-repeated="4"/>
          <table:table-cell table:style-name="ce3" table:number-columns-repeated="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Record of change:</text:p>
          </table:table-cell>
          <table:table-cell table:number-columns-repeated="1022"/>
        </table:table-row>
        <table:table-row table:style-name="ro5">
          <table:table-cell table:style-name="ce4"/>
          <table:table-cell table:style-name="ce11" office:value-type="string" calcext:value-type="string">
            <text:p>Effective Date</text:p>
          </table:table-cell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locat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Originator</text:p>
          </table:table-cell>
          <table:table-cell table:style-name="ce30" office:value-type="string" calcext:value-type="string">
            <text:p>Reviewer/</text:p>
            <text:p>Approver</text:p>
          </table:table-cell>
          <table:table-cell table:style-name="ce33" office:value-type="string" calcext:value-type="string">
            <text:p>Reference</text:p>
          </table:table-cell>
          <table:table-cell table:style-name="ce4" table:number-columns-repeated="1016"/>
        </table:table-row>
        <table:table-row table:style-name="ro1">
          <table:table-cell table:style-name="ce4"/>
          <table:table-cell table:style-name="ce12" office:value-type="date" office:date-value="2007-07-30" calcext:value-type="date">
            <text:p>30-Jul-07</text:p>
          </table:table-cell>
          <table:table-cell table:style-name="ce21" office:value-type="string" calcext:value-type="string">
            <text:p>1.0</text:p>
          </table:table-cell>
          <table:table-cell table:style-name="ce25"/>
          <table:table-cell table:style-name="ce28" office:value-type="string" calcext:value-type="string">
            <text:p>First creation</text:p>
          </table:table-cell>
          <table:table-cell table:style-name="ce29" office:value-type="string" calcext:value-type="string">
            <text:p>John Doe</text:p>
          </table:table-cell>
          <table:table-cell table:style-name="ce31"/>
          <table:table-cell table:style-name="ce34" office:value-type="string" calcext:value-type="string">
            <text:p>CR236 "Export all carrier choices"</text:p>
          </table:table-cell>
          <table:table-cell table:style-name="ce4" table:number-columns-repeated="1016"/>
        </table:table-row>
        <table:table-row table:style-name="ro1">
          <table:table-cell table:style-name="ce4"/>
          <table:table-cell table:style-name="ce13" office:value-type="date" office:date-value="2007-08-01" calcext:value-type="date">
            <text:p>1-Aug-07</text:p>
          </table:table-cell>
          <table:table-cell table:style-name="ce21" office:value-type="string" calcext:value-type="string">
            <text:p>1.1</text:p>
          </table:table-cell>
          <table:table-cell table:style-name="ce25"/>
          <table:table-cell table:style-name="ce28" office:value-type="string" calcext:value-type="string">
            <text:p>Update testcase</text:p>
          </table:table-cell>
          <table:table-cell table:style-name="ce29" office:value-type="string" calcext:value-type="string">
            <text:p>John Doe</text:p>
          </table:table-cell>
          <table:table-cell table:style-name="ce32" office:value-type="string" calcext:value-type="string">
            <text:p>Jane Doe</text:p>
          </table:table-cell>
          <table:table-cell table:style-name="ce34" office:value-type="string" calcext:value-type="string">
            <text:p>CR236 "Export all carrier choices"</text:p>
          </table:table-cell>
          <table:table-cell table:style-name="ce4" table:number-columns-repeated="1016"/>
        </table:table-row>
        <table:table-row table:style-name="ro6">
          <table:table-cell table:style-name="ce5"/>
          <table:table-cell table:style-name="ce12" office:value-type="date" office:date-value="2007-08-17" calcext:value-type="date">
            <text:p>17-Aug-07</text:p>
          </table:table-cell>
          <table:table-cell table:style-name="ce21" office:value-type="string" calcext:value-type="string">
            <text:p>1.2</text:p>
          </table:table-cell>
          <table:table-cell table:style-name="ce25"/>
          <table:table-cell table:style-name="ce28" office:value-type="string" calcext:value-type="string">
            <text:p>Update testcase</text:p>
          </table:table-cell>
          <table:table-cell table:style-name="ce29" office:value-type="string" calcext:value-type="string">
            <text:p>John Doe</text:p>
          </table:table-cell>
          <table:table-cell table:style-name="ce32" office:value-type="string" calcext:value-type="string">
            <text:p>Test Leader 01</text:p>
          </table:table-cell>
          <table:table-cell table:style-name="ce34" office:value-type="string" calcext:value-type="string">
            <text:p>CR236 "Export all carrier choices"</text:p>
          </table:table-cell>
          <table:table-cell table:style-name="ce5" table:number-columns-repeated="1016"/>
        </table:table-row>
        <table:table-row table:style-name="ro6">
          <table:table-cell table:style-name="ce5"/>
          <table:table-cell table:style-name="ce14"/>
          <table:table-cell table:style-name="ce22"/>
          <table:table-cell table:style-name="ce26" table:number-columns-repeated="4"/>
          <table:table-cell table:style-name="ce35"/>
          <table:table-cell table:style-name="ce5" table:number-columns-repeated="1016"/>
        </table:table-row>
        <table:table-row table:style-name="ro1">
          <table:table-cell table:style-name="ce4"/>
          <table:table-cell table:style-name="ce12"/>
          <table:table-cell table:style-name="ce21"/>
          <table:table-cell table:style-name="ce25"/>
          <table:table-cell table:style-name="ce26" table:number-columns-repeated="3"/>
          <table:table-cell table:style-name="ce36"/>
          <table:table-cell table:style-name="ce4" table:number-columns-repeated="1016"/>
        </table:table-row>
        <table:table-row table:style-name="ro1" table:number-rows-repeated="6">
          <table:table-cell table:style-name="ce4"/>
          <table:table-cell table:style-name="ce14"/>
          <table:table-cell table:style-name="ce22"/>
          <table:table-cell table:style-name="ce26" table:number-columns-repeated="4"/>
          <table:table-cell table:style-name="ce35"/>
          <table:table-cell table:style-name="ce4" table:number-columns-repeated="1016"/>
        </table:table-row>
        <table:table-row table:style-name="ro1">
          <table:table-cell table:style-name="ce4"/>
          <table:table-cell table:style-name="ce15"/>
          <table:table-cell table:style-name="ce23"/>
          <table:table-cell table:style-name="ce27" table:number-columns-repeated="4"/>
          <table:table-cell table:style-name="ce37"/>
          <table:table-cell table:style-name="ce4"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ort all carrier choice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ce67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" table:default-cell-style-name="ce101"/>
        <table:table-column table:style-name="co15" table:default-cell-style-name="ce105"/>
        <table:table-column table:style-name="co11" table:number-columns-repeated="1014" table:default-cell-style-name="Default"/>
        <table:table-row table:style-name="ro7">
          <table:table-cell table:style-name="ce38" office:value-type="string" calcext:value-type="string">
            <text:p>TEST CASE</text:p>
          </table:table-cell>
          <table:table-cell table:style-name="ce53" table:number-columns-spanned="3" table:number-rows-spanned="2"/>
          <table:covered-table-cell table:number-columns-repeated="2" table:style-name="ce68"/>
          <table:table-cell table:style-name="ce84" table:number-columns-repeated="4"/>
          <table:table-cell table:style-name="ce98"/>
          <table:table-cell table:style-name="ce102"/>
          <table:table-cell table:style-name="ce106"/>
          <table:table-cell table:style-name="ce113" table:number-columns-repeated="1013"/>
        </table:table-row>
        <table:table-row table:style-name="ro8">
          <table:table-cell table:style-name="ce39"/>
          <table:covered-table-cell table:number-columns-repeated="3" table:style-name="ce54"/>
          <table:table-cell table:style-name="ce84" table:number-columns-repeated="4"/>
          <table:table-cell table:style-name="ce98"/>
          <table:table-cell table:style-name="ce102"/>
          <table:table-cell table:style-name="ce106"/>
          <table:table-cell table:style-name="ce113" table:number-columns-repeated="1013"/>
        </table:table-row>
        <table:table-row table:style-name="ro9">
          <table:table-cell table:style-name="ce40" office:value-type="string" calcext:value-type="string">
            <text:p>System Name<text:span text:style-name="T1">：</text:span></text:p>
          </table:table-cell>
          <table:table-cell table:style-name="ce55" office:value-type="string" calcext:value-type="string" table:number-columns-spanned="3" table:number-rows-spanned="1">
            <text:p>Edge-node</text:p>
          </table:table-cell>
          <table:covered-table-cell table:style-name="ce69"/>
          <table:covered-table-cell table:style-name="ce55"/>
          <table:table-cell table:style-name="ce85" table:number-columns-repeated="3"/>
          <table:table-cell table:style-name="ce87" table:number-columns-spanned="3" table:number-rows-spanned="1"/>
          <table:covered-table-cell table:number-columns-repeated="2" table:style-name="ce87"/>
          <table:table-cell table:style-name="ce107"/>
          <table:table-cell table:style-name="ce114" table:number-columns-repeated="1013"/>
        </table:table-row>
        <table:table-row table:style-name="ro10">
          <table:table-cell table:style-name="ce41" office:value-type="string" calcext:value-type="string">
            <text:p>Module Code<text:span text:style-name="T2">：</text:span></text:p>
          </table:table-cell>
          <table:table-cell table:style-name="ce56" office:value-type="string" calcext:value-type="string" table:number-columns-spanned="3" table:number-rows-spanned="1">
            <text:p>CR100 </text:p>
          </table:table-cell>
          <table:covered-table-cell table:style-name="ce70"/>
          <table:covered-table-cell table:style-name="ce75"/>
          <table:table-cell table:style-name="ce85" table:number-columns-repeated="3"/>
          <table:table-cell table:style-name="ce87" table:number-columns-spanned="3" table:number-rows-spanned="1"/>
          <table:covered-table-cell table:number-columns-repeated="2" table:style-name="ce87"/>
          <table:table-cell table:style-name="ce107"/>
          <table:table-cell table:style-name="ce114" table:number-columns-repeated="1013"/>
        </table:table-row>
        <table:table-row table:style-name="ro11">
          <table:table-cell table:style-name="ce41" office:value-type="string" calcext:value-type="string">
            <text:p>Test requirement:</text:p>
          </table:table-cell>
          <table:table-cell table:style-name="ce57" office:value-type="string" calcext:value-type="string" table:number-columns-spanned="3" table:number-rows-spanned="1">
            <text:p>CR1 - </text:p>
          </table:table-cell>
          <table:covered-table-cell table:style-name="ce71"/>
          <table:covered-table-cell table:style-name="ce76"/>
          <table:table-cell table:style-name="ce86" table:number-columns-repeated="3"/>
          <table:table-cell table:style-name="ce95" table:number-columns-spanned="3" table:number-rows-spanned="1"/>
          <table:covered-table-cell table:number-columns-repeated="2" table:style-name="ce95"/>
          <table:table-cell table:style-name="ce108"/>
          <table:table-cell table:style-name="ce115" table:number-columns-repeated="1013"/>
        </table:table-row>
        <table:table-row table:style-name="ro9">
          <table:table-cell table:style-name="ce42" office:value-type="string" calcext:value-type="string">
            <text:p>Pass</text:p>
          </table:table-cell>
          <table:table-cell table:style-name="ce58" table:formula="of:=COUNTIF([.I12:.I22];&quot;Pass&quot;)" office:value-type="float" office:value="0" calcext:value-type="float">
            <text:p>0</text:p>
          </table:table-cell>
          <table:table-cell table:style-name="ce72" office:value-type="string" calcext:value-type="string">
            <text:p>Pending</text:p>
          </table:table-cell>
          <table:table-cell table:style-name="ce77" table:formula="of:=COUNTIF([.I10:.I741];&quot;Pending&quot;)" office:value-type="float" office:value="0" calcext:value-type="float">
            <text:p>0</text:p>
          </table:table-cell>
          <table:table-cell table:style-name="ce87" table:number-columns-repeated="3"/>
          <table:table-cell table:style-name="ce87" table:number-columns-spanned="3" table:number-rows-spanned="1"/>
          <table:covered-table-cell table:number-columns-repeated="2" table:style-name="ce87"/>
          <table:table-cell table:style-name="ce107"/>
          <table:table-cell table:style-name="ce114" table:number-columns-repeated="1013"/>
        </table:table-row>
        <table:table-row table:style-name="ro9">
          <table:table-cell table:style-name="ce43" office:value-type="string" calcext:value-type="string">
            <text:p>Fail</text:p>
          </table:table-cell>
          <table:table-cell table:style-name="ce59" table:formula="of:=COUNTIF([.I12:.I22];&quot;Fail&quot;)" office:value-type="float" office:value="0" calcext:value-type="float">
            <text:p>0</text:p>
          </table:table-cell>
          <table:table-cell table:style-name="ce73" office:value-type="string" calcext:value-type="string">
            <text:p>Number of test cases:</text:p>
          </table:table-cell>
          <table:table-cell table:style-name="ce78" office:value-type="float" office:value="2" calcext:value-type="float">
            <text:p>2</text:p>
          </table:table-cell>
          <table:table-cell table:style-name="ce88" table:number-columns-repeated="3"/>
          <table:table-cell table:style-name="ce87" table:number-columns-spanned="3" table:number-rows-spanned="1"/>
          <table:covered-table-cell table:number-columns-repeated="2" table:style-name="ce87"/>
          <table:table-cell table:style-name="ce107"/>
          <table:table-cell table:style-name="ce114" table:number-columns-repeated="1013"/>
        </table:table-row>
        <table:table-row table:style-name="ro9">
          <table:table-cell table:style-name="ce44" table:number-columns-spanned="4" table:number-rows-spanned="1"/>
          <table:covered-table-cell table:number-columns-repeated="3" table:style-name="ce44"/>
          <table:table-cell table:style-name="ce87" table:number-columns-repeated="4"/>
          <table:table-cell table:style-name="ce99" table:number-columns-repeated="2"/>
          <table:table-cell table:style-name="ce107"/>
          <table:table-cell table:style-name="ce114" table:number-columns-repeated="1013"/>
        </table:table-row>
        <table:table-row table:style-name="ro12">
          <table:table-cell table:style-name="ce45" office:value-type="string" calcext:value-type="string" table:number-columns-spanned="1" table:number-rows-spanned="2">
            <text:p>ID</text:p>
          </table:table-cell>
          <table:table-cell table:style-name="ce60" office:value-type="string" calcext:value-type="string" table:number-columns-spanned="1" table:number-rows-spanned="2">
            <text:p>Test Case Description</text:p>
          </table:table-cell>
          <table:table-cell table:style-name="ce45" office:value-type="string" calcext:value-type="string" table:number-columns-spanned="1" table:number-rows-spanned="2">
            <text:p>Test Case Procedure</text:p>
          </table:table-cell>
          <table:table-cell table:style-name="ce45" office:value-type="string" calcext:value-type="string" table:number-columns-spanned="4" table:number-rows-spanned="2">
            <text:p>Expected Output</text:p>
          </table:table-cell>
          <table:covered-table-cell table:number-columns-repeated="2" table:style-name="ce89"/>
          <table:covered-table-cell table:style-name="ce92"/>
          <table:table-cell table:style-name="ce96" office:value-type="string" calcext:value-type="string" table:number-columns-spanned="1" table:number-rows-spanned="2">
            <text:p>Test date</text:p>
          </table:table-cell>
          <table:table-cell table:style-name="ce46" office:value-type="string" calcext:value-type="string" table:number-columns-spanned="1" table:number-rows-spanned="2">
            <text:p>Result</text:p>
          </table:table-cell>
          <table:table-cell table:style-name="ce46" office:value-type="string" calcext:value-type="string" table:number-columns-spanned="1" table:number-rows-spanned="2">
            <text:p>Note</text:p>
          </table:table-cell>
          <table:table-cell table:style-name="ce109"/>
          <table:table-cell table:style-name="ce116" table:number-columns-repeated="1013"/>
        </table:table-row>
        <table:table-row table:style-name="ro12">
          <table:covered-table-cell table:style-name="ce46"/>
          <table:covered-table-cell table:style-name="ce61"/>
          <table:covered-table-cell table:style-name="ce46"/>
          <table:covered-table-cell table:style-name="ce79"/>
          <table:covered-table-cell table:number-columns-repeated="2" table:style-name="ce90"/>
          <table:covered-table-cell table:style-name="ce93"/>
          <table:covered-table-cell table:style-name="ce79"/>
          <table:covered-table-cell table:number-columns-repeated="2" table:style-name="ce46"/>
          <table:table-cell table:style-name="ce110"/>
          <table:table-cell table:style-name="ce117" table:number-columns-repeated="1013"/>
        </table:table-row>
        <table:table-row table:style-name="ro3">
          <table:table-cell table:style-name="ce47" table:number-columns-spanned="10" table:number-rows-spanned="1"/>
          <table:covered-table-cell table:number-columns-repeated="8" table:style-name="ce62"/>
          <table:covered-table-cell table:style-name="ce47"/>
          <table:table-cell table:style-name="ce111" table:number-columns-repeated="1014"/>
        </table:table-row>
        <table:table-row table:style-name="ro3">
          <table:table-cell table:style-name="ce48" office:value-type="string" calcext:value-type="string" table:number-columns-spanned="10" table:number-rows-spanned="1">
            <text:p>1. Check LoRa fucntionality</text:p>
          </table:table-cell>
          <table:covered-table-cell table:number-columns-repeated="8" table:style-name="ce63"/>
          <table:covered-table-cell table:style-name="ce103"/>
          <table:table-cell table:style-name="ce112" table:number-columns-repeated="1014"/>
        </table:table-row>
        <table:table-row-group>
          <table:table-row table:style-name="ro13">
            <table:table-cell table:style-name="ce49" office:value-type="string" calcext:value-type="string">
              <text:p>TC1</text:p>
            </table:table-cell>
            <table:table-cell table:style-name="ce64" office:value-type="string" calcext:value-type="string">
              <text:p><text:s/>Check receive and response data using LoRa</text:p>
            </table:table-cell>
            <table:table-cell table:style-name="ce64" office:value-type="string" calcext:value-type="string">
              <text:p><text:span text:style-name="T3">1. follow the steps in the README.md</text:span></text:p>
              <text:p><text:span text:style-name="T3">2. Check if the testCase  ‘</text:span><text:span text:style-name="T4">TestLoRa’ failed</text:span></text:p>
            </table:table-cell>
            <table:table-cell table:style-name="ce80" office:value-type="string" calcext:value-type="string" table:number-columns-spanned="3" table:number-rows-spanned="1">
              <text:p>Ran 10 tests in 71.009s</text:p>
              <text:p/>
              <text:p>OK</text:p>
              <text:p/>
            </table:table-cell>
            <table:covered-table-cell table:number-columns-repeated="2" table:style-name="ce91"/>
            <table:table-cell table:style-name="ce94"/>
            <table:table-cell table:style-name="ce97"/>
            <table:table-cell table:style-name="ce64" table:number-columns-repeated="2"/>
            <table:table-cell table:style-name="ce112" table:number-columns-repeated="1014"/>
          </table:table-row>
          <table:table-row table:style-name="ro3">
            <table:table-cell table:style-name="ce50" office:value-type="string" calcext:value-type="string" table:number-columns-spanned="3" table:number-rows-spanned="1">
              <text:p>2. Check Modbus RTU functionality</text:p>
            </table:table-cell>
            <table:covered-table-cell table:number-columns-repeated="2" table:style-name="ce63"/>
            <table:table-cell table:style-name="ce81" table:number-columns-repeated="3"/>
            <table:table-cell table:style-name="ce63" table:number-columns-repeated="3"/>
            <table:table-cell table:style-name="ce103"/>
            <table:table-cell table:style-name="ce112" table:number-columns-repeated="1014"/>
          </table:table-row>
          <table:table-row table:style-name="ro14">
            <table:table-cell table:style-name="ce51" office:value-type="string" calcext:value-type="string">
              <text:p>TC2</text:p>
            </table:table-cell>
            <table:table-cell table:style-name="ce65" office:value-type="string" calcext:value-type="string">
              <text:p>Check CRC Error response</text:p>
            </table:table-cell>
            <table:table-cell table:style-name="ce65" office:value-type="string" calcext:value-type="string">
              <text:p><text:span text:style-name="T5">1. follow the steps in the README.md</text:span></text:p>
              <text:p><text:span text:style-name="T6">2. Check if the testCase ‘</text:span><text:span text:style-name="T6">test_wrong_send_crc</text:span><text:span text:style-name="T7">’ failed</text:span></text:p>
            </table:table-cell>
            <table:table-cell table:style-name="ce82" office:value-type="string" calcext:value-type="string" table:number-columns-spanned="3" table:number-rows-spanned="1">
              <text:p>Ran 10 tests in 71.009s</text:p>
              <text:p/>
              <text:p>OK</text:p>
              <text:p/>
            </table:table-cell>
            <table:covered-table-cell table:number-columns-repeated="2" table:style-name="ce91"/>
            <table:table-cell table:style-name="ce94"/>
            <table:table-cell table:style-name="ce97"/>
            <table:table-cell table:style-name="ce64" table:number-columns-repeated="2"/>
            <table:table-cell table:style-name="ce112" table:number-columns-repeated="1014"/>
          </table:table-row>
          <table:table-row table:style-name="ro14">
            <table:table-cell table:style-name="ce51" office:value-type="string" calcext:value-type="string">
              <text:p>TC3</text:p>
            </table:table-cell>
            <table:table-cell table:style-name="ce65" office:value-type="string" calcext:value-type="string">
              <text:p>Check Read input register</text:p>
            </table:table-cell>
            <table:table-cell table:style-name="ce74" office:value-type="string" calcext:value-type="string">
              <text:p><text:span text:style-name="T8">1. follow the steps in the README.md</text:span></text:p>
              <text:p><text:span text:style-name="T8">2. Check if the testCase `</text:span><text:span text:style-name="T9">test_read_register` failed</text:span></text:p>
            </table:table-cell>
            <table:table-cell table:style-name="ce82" office:value-type="string" calcext:value-type="string" table:number-columns-spanned="3" table:number-rows-spanned="1">
              <text:p>Ran 10 tests in 71.009s</text:p>
              <text:p/>
              <text:p>OK</text:p>
              <text:p/>
            </table:table-cell>
            <table:covered-table-cell table:number-columns-repeated="2" table:style-name="ce91"/>
            <table:table-cell table:style-name="ce94"/>
            <table:table-cell table:style-name="ce97"/>
            <table:table-cell table:style-name="ce64" table:number-columns-repeated="2"/>
            <table:table-cell table:style-name="ce112" table:number-columns-repeated="1014"/>
          </table:table-row>
          <table:table-row table:style-name="ro13">
            <table:table-cell table:style-name="ce51" office:value-type="string" calcext:value-type="string">
              <text:p>TC4</text:p>
            </table:table-cell>
            <table:table-cell table:style-name="ce65" office:value-type="string" calcext:value-type="string">
              <text:p>Check Read input register</text:p>
            </table:table-cell>
            <table:table-cell table:style-name="ce74" office:value-type="string" calcext:value-type="string">
              <text:p><text:span text:style-name="T10">1. follow the steps in the README.md</text:span></text:p>
              <text:p><text:span text:style-name="T11">2. Check if the testCase `test_zero_register</text:span><text:span text:style-name="T12">` failed</text:span></text:p>
            </table:table-cell>
            <table:table-cell table:style-name="ce83" office:value-type="string" calcext:value-type="string" table:number-columns-spanned="3" table:number-rows-spanned="1">
              <text:p>Ran 10 tests in 71.009s</text:p>
              <text:p/>
              <text:p>OK</text:p>
              <text:p/>
            </table:table-cell>
            <table:covered-table-cell table:number-columns-repeated="2" table:style-name="ce91"/>
            <table:table-cell table:style-name="ce94"/>
            <table:table-cell table:style-name="ce97"/>
            <table:table-cell table:style-name="ce64" table:number-columns-repeated="2"/>
            <table:table-cell table:style-name="ce112" table:number-columns-repeated="1014"/>
          </table:table-row>
          <table:table-row table:style-name="ro13">
            <table:table-cell table:style-name="ce51" office:value-type="string" calcext:value-type="string">
              <text:p>TC5</text:p>
            </table:table-cell>
            <table:table-cell table:style-name="ce65" office:value-type="string" calcext:value-type="string">
              <text:p>Check Read input register</text:p>
            </table:table-cell>
            <table:table-cell table:style-name="ce74" office:value-type="string" calcext:value-type="string">
              <text:p><text:span text:style-name="T8">1. follow the steps in the README.md</text:span></text:p>
              <text:p><text:span text:style-name="T13">2. Check if the testCase `test_wrong_baudarate</text:span><text:span text:style-name="T9">` failed</text:span></text:p>
            </table:table-cell>
            <table:table-cell table:style-name="ce83" office:value-type="string" calcext:value-type="string" table:number-columns-spanned="3" table:number-rows-spanned="1">
              <text:p>Ran 10 tests in 71.009s</text:p>
              <text:p/>
              <text:p>OK</text:p>
              <text:p/>
            </table:table-cell>
            <table:covered-table-cell table:number-columns-repeated="2" table:style-name="ce91"/>
            <table:table-cell table:style-name="ce94"/>
            <table:table-cell table:style-name="ce97"/>
            <table:table-cell table:style-name="ce64" table:number-columns-repeated="2"/>
            <table:table-cell table:style-name="ce112" table:number-columns-repeated="1014"/>
          </table:table-row>
          <table:table-row table:style-name="ro13">
            <table:table-cell table:style-name="ce51" office:value-type="string" calcext:value-type="string">
              <text:p>TC6</text:p>
            </table:table-cell>
            <table:table-cell table:style-name="ce65" office:value-type="string" calcext:value-type="string">
              <text:p>Check Read input register</text:p>
            </table:table-cell>
            <table:table-cell table:style-name="ce74" office:value-type="string" calcext:value-type="string">
              <text:p><text:span text:style-name="T8">1. follow the steps in the README.md</text:span></text:p>
              <text:p><text:span text:style-name="T13">2. Check if the testCase `test_wrong_id</text:span><text:span text:style-name="T9">` failed</text:span></text:p>
            </table:table-cell>
            <table:table-cell table:style-name="ce83" office:value-type="string" calcext:value-type="string" table:number-columns-spanned="3" table:number-rows-spanned="1">
              <text:p>Ran 10 tests in 71.009s</text:p>
              <text:p/>
              <text:p>OK</text:p>
              <text:p/>
            </table:table-cell>
            <table:covered-table-cell table:number-columns-repeated="2" table:style-name="ce91"/>
            <table:table-cell table:style-name="ce63"/>
            <table:table-cell table:style-name="ce97"/>
            <table:table-cell table:style-name="ce64" table:number-columns-repeated="2"/>
            <table:table-cell table:style-name="ce112" table:number-columns-repeated="1014"/>
          </table:table-row>
          <table:table-row table:style-name="ro14">
            <table:table-cell table:style-name="ce51" office:value-type="string" calcext:value-type="string">
              <text:p>TC7</text:p>
            </table:table-cell>
            <table:table-cell table:style-name="ce65" office:value-type="string" calcext:value-type="string">
              <text:p>Check Read input register</text:p>
            </table:table-cell>
            <table:table-cell table:style-name="ce74" office:value-type="string" calcext:value-type="string">
              <text:p><text:span text:style-name="T10">1. follow the steps in the README.md</text:span></text:p>
              <text:p><text:span text:style-name="T14">2. Check if the testCase `test_wrong_bits_quantity</text:span><text:span text:style-name="T12">` failed</text:span></text:p>
            </table:table-cell>
            <table:table-cell table:style-name="ce83" office:value-type="string" calcext:value-type="string" table:number-columns-spanned="3" table:number-rows-spanned="1">
              <text:p>Ran 10 tests in 71.009s</text:p>
              <text:p/>
              <text:p>OK</text:p>
              <text:p/>
              <text:p/>
            </table:table-cell>
            <table:covered-table-cell table:number-columns-repeated="2" table:style-name="ce91"/>
            <table:table-cell table:style-name="ce94"/>
            <table:table-cell table:style-name="ce97"/>
            <table:table-cell table:style-name="ce64" table:number-columns-repeated="2"/>
            <table:table-cell table:style-name="ce112" table:number-columns-repeated="1014"/>
          </table:table-row>
          <table:table-row table:style-name="ro14">
            <table:table-cell table:style-name="ce51" office:value-type="string" calcext:value-type="string">
              <text:p>TC8</text:p>
            </table:table-cell>
            <table:table-cell table:style-name="ce65" office:value-type="string" calcext:value-type="string">
              <text:p>Check Read input register</text:p>
            </table:table-cell>
            <table:table-cell table:style-name="ce74" office:value-type="string" calcext:value-type="string">
              <text:p><text:span text:style-name="T10">1. follow the steps in the README.md</text:span></text:p>
              <text:p><text:span text:style-name="T11">2. Check if the testCase `test_wrong_function</text:span><text:span text:style-name="T12">` failed</text:span></text:p>
            </table:table-cell>
            <table:table-cell table:style-name="ce83" office:value-type="string" calcext:value-type="string" table:number-columns-spanned="3" table:number-rows-spanned="1">
              <text:p>Ran 10 tests in 71.009s</text:p>
              <text:p/>
              <text:p>OK</text:p>
              <text:p/>
            </table:table-cell>
            <table:covered-table-cell table:number-columns-repeated="2" table:style-name="ce91"/>
            <table:table-cell table:style-name="ce94"/>
            <table:table-cell table:style-name="ce97"/>
            <table:table-cell table:style-name="ce64" table:number-columns-repeated="2"/>
            <table:table-cell table:style-name="ce112" table:number-columns-repeated="1014"/>
          </table:table-row>
          <table:table-row table:style-name="ro15">
            <table:table-cell table:style-name="ce51" office:value-type="string" calcext:value-type="string">
              <text:p>TC9</text:p>
            </table:table-cell>
            <table:table-cell table:style-name="ce65" office:value-type="string" calcext:value-type="string">
              <text:p>Check Read input register</text:p>
            </table:table-cell>
            <table:table-cell table:style-name="ce74" office:value-type="string" calcext:value-type="string">
              <text:p><text:span text:style-name="T10">1. follow the steps in the README.md</text:span></text:p>
              <text:p><text:span text:style-name="T15">2. Check if the testCase `test_response_latency</text:span><text:span text:style-name="T12">` failed</text:span></text:p>
            </table:table-cell>
            <table:table-cell table:style-name="ce83" office:value-type="string" calcext:value-type="string" table:number-columns-spanned="3" table:number-rows-spanned="1">
              <text:p>Ran 10 tests in 71.009s</text:p>
              <text:p/>
              <text:p>OK</text:p>
              <text:p/>
            </table:table-cell>
            <table:covered-table-cell table:number-columns-repeated="2" table:style-name="ce91"/>
            <table:table-cell table:style-name="ce94"/>
            <table:table-cell table:style-name="ce97"/>
            <table:table-cell table:style-name="ce64" table:number-columns-repeated="2"/>
            <table:table-cell table:style-name="ce112" table:number-columns-repeated="1014"/>
          </table:table-row>
        </table:table-row-group>
        <table:table-row table:style-name="ro12" table:number-rows-repeated="5">
          <table:table-cell table:style-name="ce52"/>
          <table:table-cell table:style-name="ce66"/>
          <table:table-cell table:style-name="ce52" table:number-columns-repeated="6"/>
          <table:table-cell table:style-name="ce100"/>
          <table:table-cell table:style-name="ce104"/>
          <table:table-cell table:number-columns-repeated="1014"/>
        </table:table-row>
        <table:table-row table:style-name="ro12" table:number-rows-repeated="33">
          <table:table-cell table:number-columns-repeated="1024"/>
        </table:table-row>
        <table:table-row table:style-name="ro1" table:number-rows-repeated="1048475">
          <table:table-cell table:number-columns-repeated="1024"/>
        </table:table-row>
        <table:table-row table:style-name="ro16" table:number-rows-repeated="4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Test Report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16" table:default-cell-style-name="Default"/>
        <table:table-column table:style-name="co11" table:number-columns-repeated="3" table:default-cell-style-name="Default"/>
        <table:table-column table:style-name="co17" table:default-cell-style-name="Default"/>
        <table:table-column table:style-name="co11" table:number-columns-repeated="1017" table:default-cell-style-name="Default"/>
        <table:table-row table:style-name="ro2">
          <table:table-cell table:style-name="ce118" office:value-type="string" calcext:value-type="string">
            <text:p>TEST REPORT</text:p>
          </table:table-cell>
          <table:table-cell table:style-name="ce121"/>
          <table:table-cell table:style-name="ce127" table:number-columns-repeated="4"/>
          <table:table-cell table:style-name="ce140"/>
          <table:table-cell table:number-columns-repeated="1017"/>
        </table:table-row>
        <table:table-row table:style-name="ro4">
          <table:table-cell table:style-name="ce118"/>
          <table:table-cell table:style-name="ce121"/>
          <table:table-cell table:style-name="ce127" table:number-columns-repeated="4"/>
          <table:table-cell table:style-name="ce140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Note:</text:p>
          </table:table-cell>
          <table:table-cell table:style-name="ce127" table:number-columns-repeated="4"/>
          <table:table-cell table:style-name="ce140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Date</text:p>
          </table:table-cell>
          <table:table-cell table:style-name="ce13"/>
          <table:table-cell table:style-name="ce9" table:number-columns-repeated="4"/>
          <table:table-cell table:number-columns-repeated="1017"/>
        </table:table-row>
        <table:table-row table:style-name="ro1" table:number-rows-repeated="2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119"/>
          <table:table-cell table:style-name="ce122" office:value-type="string" calcext:value-type="string">
            <text:p>No</text:p>
          </table:table-cell>
          <table:table-cell table:style-name="ce128" office:value-type="string" calcext:value-type="string">
            <text:p>Module code</text:p>
          </table:table-cell>
          <table:table-cell table:style-name="ce132" office:value-type="string" calcext:value-type="string">
            <text:p>Pass</text:p>
          </table:table-cell>
          <table:table-cell table:style-name="ce128" office:value-type="string" calcext:value-type="string">
            <text:p>Fail</text:p>
          </table:table-cell>
          <table:table-cell table:style-name="ce128" office:value-type="string" calcext:value-type="string">
            <text:p>Pending</text:p>
          </table:table-cell>
          <table:table-cell table:style-name="ce141" office:value-type="string" calcext:value-type="string">
            <text:p>Number of <text:s/>test cases</text:p>
          </table:table-cell>
          <table:table-cell table:number-columns-repeated="1017"/>
        </table:table-row>
        <table:table-row table:style-name="ro1">
          <table:table-cell table:style-name="ce120"/>
          <table:table-cell table:style-name="ce123" office:value-type="float" office:value="1" calcext:value-type="float">
            <text:p>1</text:p>
          </table:table-cell>
          <table:table-cell table:style-name="ce129" table:formula="of:=[$'Export all carrier choices'.B4]" office:value-type="string" office:string-value="CR100 " calcext:value-type="string">
            <text:p>CR100 </text:p>
          </table:table-cell>
          <table:table-cell table:style-name="ce133" table:formula="of:=[$'Export all carrier choices'.B6]" office:value-type="float" office:value="0" calcext:value-type="float">
            <text:p>0</text:p>
          </table:table-cell>
          <table:table-cell table:style-name="ce129" table:formula="of:=[$'Export all carrier choices'.B7]" office:value-type="float" office:value="0" calcext:value-type="float">
            <text:p>0</text:p>
          </table:table-cell>
          <table:table-cell table:style-name="ce129" table:formula="of:=[$'Export all carrier choices'.D6]" office:value-type="float" office:value="0" calcext:value-type="float">
            <text:p>0</text:p>
          </table:table-cell>
          <table:table-cell table:style-name="ce133" table:formula="of:=[$'Export all carrier choices'.D7]" office:value-type="float" office:value="2" calcext:value-type="float">
            <text:p>2</text:p>
          </table:table-cell>
          <table:table-cell table:style-name="ce145" table:number-columns-repeated="1017"/>
        </table:table-row>
        <table:table-row table:style-name="ro1">
          <table:table-cell table:style-name="ce9"/>
          <table:table-cell table:style-name="ce124"/>
          <table:table-cell table:style-name="ce130"/>
          <table:table-cell table:style-name="ce134"/>
          <table:table-cell table:style-name="ce137" table:number-columns-repeated="2"/>
          <table:table-cell table:style-name="ce142"/>
          <table:table-cell table:number-columns-repeated="1017"/>
        </table:table-row>
        <table:table-row table:style-name="ro1">
          <table:table-cell table:style-name="ce9"/>
          <table:table-cell table:style-name="ce125"/>
          <table:table-cell table:style-name="ce131" office:value-type="string" calcext:value-type="string">
            <text:p>Sub total</text:p>
          </table:table-cell>
          <table:table-cell table:style-name="ce135" table:formula="of:=SUM([.D6:.D9])" office:value-type="float" office:value="0" calcext:value-type="float">
            <text:p>0</text:p>
          </table:table-cell>
          <table:table-cell table:style-name="ce135" table:formula="of:=SUM([.E6:.E9])" office:value-type="float" office:value="0" calcext:value-type="float">
            <text:p>0</text:p>
          </table:table-cell>
          <table:table-cell table:style-name="ce135" table:formula="of:=SUM([.F6:.F9])" office:value-type="float" office:value="0" calcext:value-type="float">
            <text:p>0</text:p>
          </table:table-cell>
          <table:table-cell table:style-name="ce143" table:formula="of:=SUM([.G6:.G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26"/>
          <table:table-cell table:style-name="ce9"/>
          <table:table-cell table:style-name="ce136"/>
          <table:table-cell table:style-name="ce138" table:number-columns-repeated="3"/>
          <table:table-cell table:number-columns-repeated="1017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Test coverage</text:p>
          </table:table-cell>
          <table:table-cell table:style-name="ce9"/>
          <table:table-cell table:style-name="ce139" table:formula="of:=([.D10]+[.E10])*100/[.G10]" office:value-type="float" office:value="0" calcext:value-type="float">
            <text:p>0,00</text:p>
          </table:table-cell>
          <table:table-cell table:style-name="ce9" office:value-type="string" calcext:value-type="string">
            <text:p>%</text:p>
          </table:table-cell>
          <table:table-cell table:style-name="ce144"/>
          <table:table-cell table:number-columns-repeated="1017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Test successful coverage</text:p>
          </table:table-cell>
          <table:table-cell table:style-name="ce9"/>
          <table:table-cell table:style-name="ce139" table:formula="of:=[.D10]*100/[.G10]" office:value-type="float" office:value="0" calcext:value-type="float">
            <text:p>0,00</text:p>
          </table:table-cell>
          <table:table-cell table:style-name="ce9" office:value-type="string" calcext:value-type="string">
            <text:p>%</text:p>
          </table:table-cell>
          <table:table-cell table:style-name="ce144"/>
          <table:table-cell table:number-columns-repeated="1017"/>
        </table:table-row>
        <table:table-row table:style-name="ro17" table:number-rows-repeated="1048562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expression table:name="Access" table:base-cell-address="$Cover.$A$1" table:expression="['smb://osdc-nt2/osdc/Documents%20and%20Settings/ThoanCT/My%20Documents/Copy%20of%20DataLoadSheet9.xls'#$Validation.$E$2:.$E$223]"/>
        <table:named-expression table:name="AccessCircuit" table:base-cell-address="$Cover.$A$1" table:expression="['smb://osdc-nt2/osdc/Documents%20and%20Settings/ThoanCT/My%20Documents/Copy%20of%20DataLoadSheet9.xls'#$Validation.$C$2:.$C$29]"/>
        <table:named-expression table:name="ACTION" table:base-cell-address="$Cover.$A$1" table:expression="#REF!"/>
        <table:named-expression table:name="CoS" table:base-cell-address="$Cover.$A$1" table:expression="['smb://osdc-nt2/osdc/Documents%20and%20Settings/ThoanCT/My%20Documents/Copy%20of%20DataLoadSheet9.xls'#$Validation.$G$2:.$G$47]"/>
        <table:named-expression table:name="Countries" table:base-cell-address="$Cover.$A$1" table:expression="['smb://osdc-nt2/osdc/Documents%20and%20Settings/ThoanCT/My%20Documents/Copy%20of%20DataLoadSheet9.xls'#$Validation.$A$2:.$A$301]"/>
        <table:named-expression table:name="DSLCheckService" table:base-cell-address="$Cover.$A$1" table:expression="['smb://osdc-nt2/osdc/Documents%20and%20Settings/ThoanCT/My%20Documents/Copy%20of%20DataLoadSheet9.xls'#$Validation.$H$2:.$H$4]"/>
        <table:named-expression table:name="Port" table:base-cell-address="$Cover.$A$1" table:expression="['smb://osdc-nt2/osdc/Documents%20and%20Settings/ThoanCT/My%20Documents/Copy%20of%20DataLoadSheet9.xls'#$Validation.$F$2:.$F$40]"/>
        <table:named-expression table:name="VancoProducts" table:base-cell-address="$Cover.$A$1" table:expression="['smb://osdc-nt2/osdc/Documents%20and%20Settings/ThoanCT/My%20Documents/Copy%20of%20DataLoadSheet9.xls'#$Validation.$B$2:.$B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ＭＳ Ｐゴシック" svg:font-family="'ＭＳ Ｐゴシック'"/>
    <style:font-face style:name="MS Gothic" svg:font-family="'MS Gothic'" style:font-family-generic="modern"/>
    <style:font-face style:name="ＭＳ ゴシック" svg:font-family="'ＭＳ ゴシック'" style:font-family-generic="modern"/>
    <style:font-face style:name="ＭＳ Ｐゴシック1" svg:font-family="'ＭＳ Ｐゴシック'" style:font-family-generic="modern"/>
    <style:font-face style:name="F" svg:font-family="" style:font-family-generic="roman"/>
    <style:font-face style:name="Tahoma" svg:font-family="Tahoma" style:font-family-generic="swiss"/>
    <style:font-face style:name="Tahoma1" svg:font-family="Tahoma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date-style style:name="N1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VE">
      <number:day number:style="long"/>
      <number:text>-</number:text>
      <number:month number:textual="true"/>
    </number:date-style>
    <number:date-style style:name="N10109" number:language="es" number:country="VE">
      <number:month number:textual="true"/>
      <number:text>-</number:text>
      <number:year/>
    </number:date-style>
    <number:date-style style:name="N1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VE">
      <number:number number:decimal-places="0" loext:min-decimal-places="0" number:min-integer-digits="1" number:grouping="true"/>
    </number:number-style>
    <number:number-style style:name="N1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0" loext:min-decimal-places="0" number:min-integer-digits="1" number:grouping="true"/>
    </number:number-style>
    <number:number-style style:name="N1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loext:min-decimal-places="2" number:min-integer-digits="1" number:grouping="true"/>
    </number:number-style>
    <number:number-style style:name="N1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VE">
      <number:number number:decimal-places="2" loext:min-decimal-places="2" number:min-integer-digits="1" number:grouping="true"/>
    </number:number-style>
    <number:number-style style:name="N1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V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VE">
      <loext:text> </loext:text>
      <loext:fill-character> </loext:fill-character>
      <number:text>- </number:text>
    </number:number-style>
    <number:text-style style:name="N10115" number:language="es" number:country="VE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6P0" style:volatile="true" number:language="es" number:country="V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6P1" style:volatile="true" number:language="es" number:country="V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16P2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6" number:language="es" number:country="VE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lt;=1.79769313486232E+308" style:apply-style-name="N20121P0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fo:font-size="11pt" style:font-name-asian="ＭＳ Ｐゴシック" style:font-family-asian="'ＭＳ Ｐゴシック'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fo:font-size="11pt" fo:font-style="normal" fo:text-shadow="none" style:text-underline-style="none" fo:font-weight="normal" style:font-name-asian="ＭＳ Ｐゴシック" style:font-family-asian="'ＭＳ Ｐゴシック'" style:font-size-asian="11pt" style:font-style-asian="normal" style:font-weight-asian="normal" style:font-size-complex="11pt" style:font-style-complex="normal" style:font-weight-complex="normal"/>
    </style:style>
    <style:style style:name="Normal_5f_Sheet1_5f_Vanco_5f_CR022a1_5f_TestCase_5f_v0.1" style:display-name="Normal_Sheet1_Vanco_CR022a1_TestCase_v0.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fo:font-size="11pt" fo:font-style="normal" fo:text-shadow="none" style:text-underline-style="none" fo:font-weight="normal" style:font-name-asian="ＭＳ Ｐゴシック" style:font-family-asian="'ＭＳ Ｐゴシック'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family="'ＭＳ ゴシック'" style:font-family-generic="modern" fo:font-size="9pt" fo:font-style="normal" fo:text-shadow="none" style:text-underline-style="none" fo:font-weight="normal" style:font-name-asian="ＭＳ ゴシック" style:font-family-asian="'ＭＳ ゴシック'" style:font-family-generic-asian="modern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2.7mm" fo:margin-bottom="4.32mm" fo:margin-left="9.4mm" fo:margin-right="11.94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5.33mm" fo:margin-left="0mm" fo:margin-right="0mm" fo:margin-top="1.8mm"/>
      </style:footer-style>
    </style:page-layout>
    <style:page-layout style:name="Mpm4">
      <style:page-layout-properties fo:page-width="279.4mm" fo:page-height="215.9mm" style:num-format="1" style:print-orientation="landscape" fo:margin-top="25.4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2.7mm" fo:margin-left="0mm" fo:margin-right="0mm" fo:margin-top="9.88mm"/>
      </style:footer-style>
    </style:page-layout>
    <style:page-layout style:name="Mpm5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Test_20_Report" style:display-name="PageStyle_Test Report" style:page-layout-name="Mpm4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/>
    </style:master-page>
    <style:master-page style:name="PageStyle_5f_Export_20_all_20_carrier_20_choices" style:display-name="PageStyle_Export all carrier choic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Test Case</dc:subject>
    <meta:initial-creator>Vadim V. Bobrenok</meta:initial-creator>
    <dc:description>v1.2</dc:description>
    <meta:print-date>2006-08-02T10:15:15</meta:print-date>
    <meta:creation-date>2002-07-27T17:17:25</meta:creation-date>
    <dc:date>2021-05-12T16:58:43.898008141</dc:date>
    <meta:generator>LibreOffice/6.0.7.3$Linux_X86_64 LibreOffice_project/00m0$Build-3</meta:generator>
    <meta:editing-duration>PT6M25S</meta:editing-duration>
    <meta:editing-cycles>1</meta:editing-cycles>
    <meta:document-statistic meta:table-count="3" meta:cell-count="1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riority" meta:value-type="string"/>
    <meta:user-defined meta:name="ScaleCrop" meta:value-type="boolean">false</meta:user-defined>
    <meta:user-defined meta:name="ShareDoc" meta:value-type="boolean">false</meta:user-defined>
  </office:meta>
</office:document-meta>
</file>